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23_01-34-15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23_01-34-18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23_07-44-15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23_10-53-54_000.jpg</text:p>
          </table:table-cell>
          <table:table-cell table:style-name="ce36" office:value-type="string">
            <text:p>:m RES 1*2 / free# JVEMV6 68#_237:1 / 68. theoretical-physics(tp) / topics=量子力学,w=~,doc=r-7-A1~1.1.1#5-4.2,s=~,i=~,other=calc+:nx-ny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RES 1*2 / free# JVEMV6 68#_237:1 / 68. theoretical-physics(tp) / topics=量子力学,w=~,doc=r-7-A1~1.1.1#5-4.2,s=~,i=~,other=calc+:nx-ny">
            <text:p>:m RES 1*2 / free# JVEMV6 68#_237:1 / 68. theoretical-physics(tp) / topics=量子力学,w=~,doc=r-7-A1~1.1.1#5-4.2,s=~,i=~,other=calc+:nx-ny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23_10-54-12_000.jpg</text:p>
          </table:table-cell>
          <table:table-cell table:style-name="ce36" office:value-type="string">
            <text:p>:m RES 2*2 / free# JVEMV6 68#_237:1 / 68. theoretical-physics(tp) / topics=量子力学,w=(E(ν)=(8πkTν^2)/c^3*),doc=r-7-A1~1.1.1#5-4.2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RES 2*2 / free# JVEMV6 68#_237:1 / 68. theoretical-physics(tp) / topics=量子力学,w=(E(ν)=(8πkTν^2)/c^3*),doc=r-7-A1~1.1.1#5-4.2,s=~,i=~,other=calc+">
            <text:p>:m RES 2*2 / free# JVEMV6 68#_237:1 / 68. theoretical-physics(tp) / topics=量子力学,w=(E(ν)=(8πkTν^2)/c^3*),doc=r-7-A1~1.1.1#5-4.2,s=~,i=~,other=calc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23_12-59-20_000.jpg</text:p>
          </table:table-cell>
          <table:table-cell table:style-name="ce36" office:value-type="string">
            <text:p>:m other / お母さんから　お金もらう / amount=３万円 / topic=月々の小遣い / total-amount=２回分：1.5x2=３万円,for=2021-07~08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other / お母さんから　お金もらう / amount=３万円 / topic=月々の小遣い / total-amount=２回分：1.5x2=３万円,for=2021-07~08 ">
            <text:p>:m other / お母さんから　お金もらう / amount=３万円 / topic=月々の小遣い / total-amount=２回分：1.5x2=３万円,for=2021-07~08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23_15-20-38_000.jpg</text:p>
          </table:table-cell>
          <table:table-cell table:style-name="ce36" office:value-type="string">
            <text:p>:m RES 1*2 / free# JVEMV6 68#_237:2 / 68. theoretical-physics(tp) / topics=量子力学,w=~,doc=r-7-A1~1.1.1#5-8,s=~,i=~,other=orig:水素原子。イオン化。紫外線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1*2 / free# JVEMV6 68#_237:2 / 68. theoretical-physics(tp) / topics=量子力学,w=~,doc=r-7-A1~1.1.1#5-8,s=~,i=~,other=orig:水素原子。イオン化。紫外線">
            <text:p>:m RES 1*2 / free# JVEMV6 68#_237:2 / 68. theoretical-physics(tp) / topics=量子力学,w=~,doc=r-7-A1~1.1.1#5-8,s=~,i=~,other=orig:水素原子。イオン化。紫外線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23_15-20-55_000.jpg</text:p>
          </table:table-cell>
          <table:table-cell table:style-name="ce36" office:value-type="string">
            <text:p>:m RES 2*2 / free# JVEMV6 68#_237:2 / 68. theoretical-physics(tp) / topics=量子力学,w=((8πhν^3)/c^3*(1/(e^(hν/(kT))-1))),doc=r-7-A1~1.1.1#5-9.5,s=~,i=~,other=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2*2 / free# JVEMV6 68#_237:2 / 68. theoretical-physics(tp) / topics=量子力学,w=((8πhν^3)/c^3*(1/(e^(hν/(kT))-1))),doc=r-7-A1~1.1.1#5-9.5,s=~,i=~,other=">
            <text:p>:m RES 2*2 / free# JVEMV6 68#_237:2 / 68. theoretical-physics(tp) / topics=量子力学,w=((8πhν^3)/c^3*(1/(e^(hν/(kT))-1))),doc=r-7-A1~1.1.1#5-9.5,s=~,i=~,other=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23_16-43-02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23_19-01-02_000.jpg</text:p>
          </table:table-cell>
          <table:table-cell table:style-name="ce36" office:value-type="string">
            <text:p>:m :篠笛,shinobue #*# / memo:practice / practice-id=2-③:transition:4`-6`-7` / picture=~,content=~,page=2,for=,other=~ / N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篠笛,shinobue #*# / memo:practice / practice-id=2-③:transition:4`-6`-7` / picture=~,content=~,page=2,for=,other=~ / N~">
            <text:p>:m :篠笛,shinobue #*# / memo:practice / practice-id=2-③:transition:4`-6`-7` / picture=~,content=~,page=2,for=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4-23_19-01-32_000.jpg</text:p>
          </table:table-cell>
          <table:table-cell table:style-name="ce36" office:value-type="string">
            <text:p>:m :篠笛,shinobue #*# / memo:song / song-id=22 / for=,page=1-2,key=h-2(C),notes=4-6-4-3-2-3-4,content=①~②:sabi~③~④,other=~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:篠笛,shinobue #*# / memo:song / song-id=22 / for=,page=1-2,key=h-2(C),notes=4-6-4-3-2-3-4,content=①~②:sabi~③~④,other=~ / N~">
            <text:p>:m :篠笛,shinobue #*# / memo:song / song-id=22 / for=,page=1-2,key=h-2(C),notes=4-6-4-3-2-3-4,content=①~②:sabi~③~④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/>
          <table:table-cell table:style-name="ce1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022/04/24</text:date>, <text:time>11:23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24T11:23:04.25</dc:date>
    <dc:creator>iwabuchi ken</dc:creator>
    <meta:editing-duration>P46DT13H45M13S</meta:editing-duration>
    <meta:editing-cycles>14993</meta:editing-cycles>
    <meta:document-statistic meta:table-count="2" meta:cell-count="483" meta:object-count="0"/>
    <meta:user-defined meta:name="qrichtext">1</meta:user-defined>
  </office:meta>
</office:document-meta>
</file>